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officeooo:rsid="0013445d" officeooo:paragraph-rsid="0013445d"/>
    </style:style>
    <style:style style:name="P2" style:family="paragraph" style:parent-style-name="Heading">
      <style:text-properties officeooo:rsid="0017a438" officeooo:paragraph-rsid="0017a438"/>
    </style:style>
    <style:style style:name="P3" style:family="paragraph" style:parent-style-name="Text_20_body">
      <style:text-properties officeooo:rsid="0016a560" officeooo:paragraph-rsid="0016a560"/>
    </style:style>
    <style:style style:name="P4" style:family="paragraph" style:parent-style-name="Text_20_body">
      <style:text-properties officeooo:rsid="0017a438" officeooo:paragraph-rsid="0017a438"/>
    </style:style>
    <style:style style:name="P5" style:family="paragraph" style:parent-style-name="Text_20_body" style:list-style-name="L1">
      <style:text-properties officeooo:rsid="0013445d" officeooo:paragraph-rsid="0013445d"/>
    </style:style>
    <style:style style:name="P6" style:family="paragraph" style:parent-style-name="Text_20_body" style:list-style-name="L1">
      <style:text-properties officeooo:rsid="0013445d" officeooo:paragraph-rsid="001d126b"/>
    </style:style>
    <style:style style:name="P7" style:family="paragraph" style:parent-style-name="Text_20_body" style:list-style-name="L1">
      <style:text-properties officeooo:rsid="0013445d" officeooo:paragraph-rsid="001dfbfc"/>
    </style:style>
    <style:style style:name="P8" style:family="paragraph" style:parent-style-name="Text_20_body" style:list-style-name="L1">
      <style:text-properties officeooo:rsid="0013445d" officeooo:paragraph-rsid="001f08a4"/>
    </style:style>
    <style:style style:name="P9" style:family="paragraph" style:parent-style-name="Text_20_body" style:list-style-name="L1">
      <style:text-properties officeooo:rsid="0013445d" officeooo:paragraph-rsid="0020d8df"/>
    </style:style>
    <style:style style:name="P10" style:family="paragraph" style:parent-style-name="Text_20_body" style:list-style-name="L2">
      <style:text-properties officeooo:rsid="0013445d" officeooo:paragraph-rsid="0013445d"/>
    </style:style>
    <style:style style:name="P11" style:family="paragraph" style:parent-style-name="Text_20_body">
      <style:text-properties officeooo:rsid="0013445d" officeooo:paragraph-rsid="0020d8df"/>
    </style:style>
    <style:style style:name="P12" style:family="paragraph" style:parent-style-name="Text_20_body" style:list-style-name="L2">
      <style:text-properties officeooo:rsid="0014c811" officeooo:paragraph-rsid="0014c811"/>
    </style:style>
    <style:style style:name="P13" style:family="paragraph" style:parent-style-name="Text_20_body" style:list-style-name="L2">
      <style:text-properties officeooo:rsid="0016a560" officeooo:paragraph-rsid="0016a560"/>
    </style:style>
    <style:style style:name="P14" style:family="paragraph" style:parent-style-name="Text_20_body" style:list-style-name="L3">
      <style:text-properties officeooo:rsid="0017a438" officeooo:paragraph-rsid="0017a438"/>
    </style:style>
    <style:style style:name="P15" style:family="paragraph" style:parent-style-name="Text_20_body" style:list-style-name="L4">
      <style:text-properties officeooo:rsid="00188283" officeooo:paragraph-rsid="00188283"/>
    </style:style>
    <style:style style:name="P16" style:family="paragraph" style:parent-style-name="Text_20_body" style:list-style-name="L4">
      <style:text-properties officeooo:rsid="00188283" officeooo:paragraph-rsid="001ad8fd"/>
    </style:style>
    <style:style style:name="P17" style:family="paragraph" style:parent-style-name="Text_20_body">
      <style:text-properties officeooo:rsid="001ad8fd" officeooo:paragraph-rsid="001ad8fd"/>
    </style:style>
    <style:style style:name="P18" style:family="paragraph" style:parent-style-name="Text_20_body" style:list-style-name="L4">
      <style:text-properties officeooo:rsid="001ad8fd" officeooo:paragraph-rsid="001ad8fd"/>
    </style:style>
    <style:style style:name="P19" style:family="paragraph" style:parent-style-name="Text_20_body" style:list-style-name="L1">
      <style:text-properties officeooo:rsid="001d126b" officeooo:paragraph-rsid="001d126b"/>
    </style:style>
    <style:style style:name="P20" style:family="paragraph" style:parent-style-name="Text_20_body" style:list-style-name="L1">
      <style:text-properties officeooo:rsid="001d126b" officeooo:paragraph-rsid="001dfbfc"/>
    </style:style>
    <style:style style:name="P21" style:family="paragraph" style:parent-style-name="Text_20_body" style:list-style-name="L1">
      <style:text-properties officeooo:rsid="001d126b" officeooo:paragraph-rsid="001f08a4"/>
    </style:style>
    <style:style style:name="P22" style:family="paragraph" style:parent-style-name="Text_20_body" style:list-style-name="L1">
      <style:text-properties officeooo:rsid="001d126b" officeooo:paragraph-rsid="0020d8df"/>
    </style:style>
    <style:style style:name="P23" style:family="paragraph" style:parent-style-name="Heading">
      <style:text-properties officeooo:rsid="0013445d" officeooo:paragraph-rsid="001d126b"/>
    </style:style>
    <style:style style:name="P24" style:family="paragraph" style:parent-style-name="Heading">
      <style:text-properties officeooo:rsid="0013445d" officeooo:paragraph-rsid="001dfbfc"/>
    </style:style>
    <style:style style:name="P25" style:family="paragraph" style:parent-style-name="Heading">
      <style:text-properties officeooo:rsid="0013445d" officeooo:paragraph-rsid="001f08a4"/>
    </style:style>
    <style:style style:name="P26" style:family="paragraph" style:parent-style-name="Heading">
      <style:text-properties officeooo:rsid="0013445d" officeooo:paragraph-rsid="0020d8df"/>
    </style:style>
    <style:style style:name="P27" style:family="paragraph" style:parent-style-name="Heading_20_1">
      <style:text-properties officeooo:rsid="0013445d" officeooo:paragraph-rsid="0013445d"/>
    </style:style>
    <style:style style:name="P28" style:family="paragraph" style:parent-style-name="Heading_20_2">
      <style:text-properties officeooo:rsid="0013445d" officeooo:paragraph-rsid="0013445d"/>
    </style:style>
    <style:style style:name="P29" style:family="paragraph" style:parent-style-name="Heading_20_2">
      <style:paragraph-properties fo:break-before="page"/>
      <style:text-properties officeooo:rsid="0013445d" officeooo:paragraph-rsid="001d126b"/>
    </style:style>
    <style:style style:name="P30" style:family="paragraph" style:parent-style-name="Heading_20_3">
      <style:text-properties officeooo:rsid="0013445d" officeooo:paragraph-rsid="0013445d"/>
    </style:style>
    <style:style style:name="P31" style:family="paragraph" style:parent-style-name="Heading_20_3">
      <style:text-properties officeooo:rsid="0016a560" officeooo:paragraph-rsid="0016a560"/>
    </style:style>
    <style:style style:name="P32" style:family="paragraph" style:parent-style-name="Heading_20_3">
      <style:text-properties officeooo:rsid="001d126b" officeooo:paragraph-rsid="001d126b"/>
    </style:style>
    <style:style style:name="P33" style:family="paragraph" style:parent-style-name="Heading_20_3">
      <style:text-properties officeooo:rsid="001d126b" officeooo:paragraph-rsid="001f08a4"/>
    </style:style>
    <style:style style:name="T1" style:family="text">
      <style:text-properties officeooo:rsid="00138090"/>
    </style:style>
    <style:style style:name="T2" style:family="text">
      <style:text-properties officeooo:rsid="0014c811"/>
    </style:style>
    <style:style style:name="T3" style:family="text">
      <style:text-properties officeooo:rsid="00188283"/>
    </style:style>
    <style:style style:name="T4" style:family="text">
      <style:text-properties officeooo:rsid="001ad8fd"/>
    </style:style>
    <style:style style:name="T5" style:family="text">
      <style:text-properties officeooo:rsid="001c2983"/>
    </style:style>
    <style:style style:name="T6" style:family="text">
      <style:text-properties officeooo:rsid="001d126b"/>
    </style:style>
    <style:style style:name="T7" style:family="text">
      <style:text-properties officeooo:rsid="001dfbfc"/>
    </style:style>
    <style:style style:name="T8" style:family="text">
      <style:text-properties officeooo:rsid="001f08a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Test Procedures</text:h>
      <text:h text:style-name="P28" text:outline-level="2">Cue Changes <text:span text:style-name="T5">In CueEngine</text:span></text:h>
      <text:h text:style-name="P30" text:outline-level="3">Add Cue</text:h>
      <text:p text:style-name="P1">Confirm selecting Add cue and then cancel don’t effect cue list</text:p>
      <text:list xml:id="list5632526447757637571" text:style-name="L1">
        <text:list-item>
          <text:p text:style-name="P5">Right click anywhere on the cue table display and select Add</text:p>
        </text:list-item>
        <text:list-item>
          <text:p text:style-name="P5">In the dialog that appears click Cancel</text:p>
        </text:list-item>
        <text:list-item>
          <text:p text:style-name="P5">Check the the cue table did not change <text:span text:style-name="T1">and is returned to cue previously viewed/selected.</text:span></text:p>
        </text:list-item>
        <text:list-item>
          <text:p text:style-name="P5">Click Quit</text:p>
        </text:list-item>
        <text:list-item>
          <text:p text:style-name="P5">Confirm no prompt to save is issued</text:p>
        </text:list-item>
      </text:list>
      <text:p text:style-name="P1">Confirm a single added cue is added and saved</text:p>
      <text:list xml:id="list1260024495636346923" text:style-name="L2">
        <text:list-item>
          <text:p text:style-name="P10">Right click anywhere in the cue table display and select Add</text:p>
        </text:list-item>
        <text:list-item>
          <text:p text:style-name="P10">Enter cue info and <text:span text:style-name="T2">click Ok</text:span></text:p>
        </text:list-item>
        <text:list-item>
          <text:p text:style-name="P12">Confirm new cue has been added at the end of the cue list</text:p>
        </text:list-item>
        <text:list-item>
          <text:p text:style-name="P13">Click Quit</text:p>
        </text:list-item>
        <text:list-item>
          <text:p text:style-name="P13">Confirm no prompt to save</text:p>
        </text:list-item>
        <text:list-item>
          <text:p text:style-name="P13">Restart and confirm the added cue is present in cue list</text:p>
        </text:list-item>
      </text:list>
      <text:p text:style-name="P3"/>
      <text:h text:style-name="P31" text:outline-level="3">Delete Cue</text:h>
      <text:p text:style-name="P2">Confirm cue delete function</text:p>
      <text:list xml:id="list1021170374819376734" text:style-name="L3">
        <text:list-item>
          <text:p text:style-name="P14">Right click on the cue to be deleted</text:p>
        </text:list-item>
        <text:list-item>
          <text:p text:style-name="P14">Select Delete</text:p>
        </text:list-item>
        <text:list-item>
          <text:p text:style-name="P14">Confirm the cue was deleted</text:p>
        </text:list-item>
        <text:list-item>
          <text:p text:style-name="P14">Click Quit</text:p>
        </text:list-item>
        <text:list-item>
          <text:p text:style-name="P14">Restart and confirm cue is gone and cue list is correct</text:p>
        </text:list-item>
      </text:list>
      <text:p text:style-name="P4"/>
      <text:h text:style-name="Heading_20_3" text:outline-level="3"><text:soft-page-break/>Insert Cue</text:h>
      <text:p text:style-name="Heading">Confirm <text:span text:style-name="T3">selecting </text:span>cue insert <text:span text:style-name="T3">and Cancel don’t effect cue list</text:span></text:p>
      <text:list xml:id="list3560049831773223691" text:style-name="L4">
        <text:list-item>
          <text:p text:style-name="P15">Right click on cue that will be below the inserted cue, select Insert</text:p>
        </text:list-item>
        <text:list-item>
          <text:p text:style-name="P15">In the dialog presented make edits and click Cancel</text:p>
        </text:list-item>
        <text:list-item>
          <text:p text:style-name="P15">Confirm no cue was added.</text:p>
        </text:list-item>
        <text:list-item>
          <text:p text:style-name="P15">Click Quit and restart</text:p>
        </text:list-item>
        <text:list-item>
          <text:p text:style-name="P15">Confirm no cue was added (i.e. the insert was not saved<text:span text:style-name="T4">)</text:span></text:p>
        </text:list-item>
      </text:list>
      <text:p text:style-name="Heading">Confirm cue insert and OK update and save</text:p>
      <text:list xml:id="list152310834468613" text:continue-list="list3560049831773223691" text:style-name="L4">
        <text:list-item text:start-value="1">
          <text:p text:style-name="P16">Right click on cue that will be below the inserted cue, select Insert</text:p>
        </text:list-item>
        <text:list-item>
          <text:p text:style-name="P16">In the dialog presented make edits and click <text:span text:style-name="T4">Ok</text:span></text:p>
        </text:list-item>
        <text:list-item>
          <text:p text:style-name="P16">Confirm cue was added.</text:p>
        </text:list-item>
        <text:list-item>
          <text:p text:style-name="P16">Click Quit and restart</text:p>
        </text:list-item>
        <text:list-item>
          <text:p text:style-name="P16">Confirm cue was added</text:p>
        </text:list-item>
        <text:list-item>
          <text:p text:style-name="P18">Repeat this on cue 000 to confirm no issues with index zero</text:p>
        </text:list-item>
      </text:list>
      <text:p text:style-name="P17"/>
      <text:p text:style-name="P17"/>
      <text:h text:style-name="P29" text:outline-level="2">Cue Changes <text:span text:style-name="T5">In ShowMixer</text:span></text:h>
      <text:h text:style-name="P32" text:outline-level="3">Change Level</text:h>
      <text:p text:style-name="P23">Confirm <text:span text:style-name="T6">moving slider with mouse</text:span></text:p>
      <text:list xml:id="list152311193476668" text:continue-list="list5632526447757637571" text:style-name="L1">
        <text:list-item text:start-value="1">
          <text:p text:style-name="P19">Move a slider with the mouse</text:p>
        </text:list-item>
        <text:list-item>
          <text:p text:style-name="P19">Confirm:</text:p>
          <text:list>
            <text:list-item>
              <text:p text:style-name="P19">CueEngine is notified (green square turns red)</text:p>
            </text:list-item>
            <text:list-item>
              <text:p text:style-name="P19">Numerical db value updates</text:p>
            </text:list-item>
          </text:list>
        </text:list-item>
        <text:list-item>
          <text:p text:style-name="P19">Scroll up or down in the cue list</text:p>
          <text:list>
            <text:list-item>
              <text:p text:style-name="P19">Confirm new value is there when scrolled back to cue</text:p>
            </text:list-item>
          </text:list>
        </text:list-item>
        <text:list-item>
          <text:p text:style-name="P6">Click Quit</text:p>
        </text:list-item>
        <text:list-item>
          <text:p text:style-name="P6">Confirm prompt to save is issued</text:p>
        </text:list-item>
      </text:list>
      <text:p text:style-name="P24">Confirm <text:span text:style-name="T6">moving slider with mouse</text:span></text:p>
      <text:list xml:id="list152310884270706" text:continue-list="list152311193476668" text:style-name="L1">
        <text:list-item text:start-value="1">
          <text:p text:style-name="P20"><text:span text:style-name="T7">Use arrow up/down to move</text:span> a slider</text:p>
        </text:list-item>
        <text:list-item>
          <text:p text:style-name="P20">Confirm:</text:p>
          <text:list>
            <text:list-item>
              <text:p text:style-name="P20">CueEngine is notified (green square turns red)</text:p>
            </text:list-item>
            <text:list-item>
              <text:p text:style-name="P20">Numerical db value updates</text:p>
            </text:list-item>
          </text:list>
        </text:list-item>
        <text:list-item>
          <text:p text:style-name="P20">Scroll up or down in the cue list</text:p>
          <text:list>
            <text:list-item>
              <text:p text:style-name="P20">Confirm new value is there when scrolled back to cue</text:p>
            </text:list-item>
          </text:list>
        </text:list-item>
        <text:list-item>
          <text:p text:style-name="P7"><text:span text:style-name="T7">hit ctrl-s <text:s/>and confirm CE icon turns green</text:span></text:p>
        </text:list-item>
      </text:list>
      <text:h text:style-name="P33" text:outline-level="3">Change <text:span text:style-name="T8">Mute State</text:span></text:h>
      <text:p text:style-name="P25">Confirm <text:span text:style-name="T8">mute change</text:span></text:p>
      <text:list xml:id="list152309605072491" text:continue-list="list152310884270706" text:style-name="L1">
        <text:list-item text:start-value="1">
          <text:p text:style-name="P21"><text:span text:style-name="T8">Click mute button</text:span></text:p>
        </text:list-item>
        <text:list-item>
          <text:p text:style-name="P21">Confirm:</text:p>
          <text:list>
            <text:list-item>
              <text:p text:style-name="P21">CueEngine is notified (green square turns red)</text:p>
            </text:list-item>
          </text:list>
        </text:list-item>
        <text:list-item>
          <text:p text:style-name="P21">Scroll up or down in the cue list</text:p>
          <text:list>
            <text:list-item>
              <text:p text:style-name="P21">Confirm new value is there when scrolled back to cue</text:p>
            </text:list-item>
          </text:list>
        </text:list-item>
        <text:list-item>
          <text:p text:style-name="P8"><text:soft-page-break/>Click Quit</text:p>
        </text:list-item>
        <text:list-item>
          <text:p text:style-name="P8">Confirm prompt to save is issued</text:p>
        </text:list-item>
      </text:list>
      <text:p text:style-name="P26">Confirm <text:span text:style-name="T8">mute change and save with ctrl-s</text:span></text:p>
      <text:list xml:id="list152310076046537" text:continue-list="list152309605072491" text:style-name="L1">
        <text:list-item text:start-value="1">
          <text:p text:style-name="P22"><text:span text:style-name="T8">Click mute button</text:span></text:p>
        </text:list-item>
        <text:list-item>
          <text:p text:style-name="P22">Confirm:</text:p>
          <text:list>
            <text:list-item>
              <text:p text:style-name="P22">CueEngine is notified (green square turns red)</text:p>
            </text:list-item>
          </text:list>
        </text:list-item>
        <text:list-item>
          <text:p text:style-name="P22">Scroll up or down in the cue list</text:p>
          <text:list>
            <text:list-item>
              <text:p text:style-name="P22">Confirm new value is there when scrolled back to cue</text:p>
            </text:list-item>
          </text:list>
        </text:list-item>
        <text:list-item>
          <text:p text:style-name="P9"><text:span text:style-name="T7">hit ctrl-s <text:s/>and confirm CE icon turns green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0:57:30.969211019</meta:creation-date>
    <dc:date>2017-08-29T13:35:24.867730005</dc:date>
    <meta:editing-duration>PT1H35M3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4" meta:paragraph-count="72" meta:word-count="507" meta:character-count="2535" meta:non-whitespace-character-count="2153"/>
  </office:meta>
</office:document-meta>
</file>